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 prueba</text:p>
          </table:table-cell>
          <table:table-cell table:style-name="ce1" office:value-type="string" calcext:value-type="string">
            <text:p>pose</text:p>
          </table:table-cell>
          <table:table-cell table:style-name="ce1" office:value-type="string" calcext:value-type="string">
            <text:p>drift</text:p>
          </table:table-cell>
          <table:table-cell table:style-name="ce1" office:value-type="string" calcext:value-type="string">
            <text:p>theta inicial</text:p>
          </table:table-cell>
          <table:table-cell table:style-name="ce1" office:value-type="string" calcext:value-type="string">
            <text:p>theta final</text:p>
          </table:table-cell>
          <table:table-cell table:style-name="ce1" office:value-type="string" calcext:value-type="string">
            <text:p>theta diferenc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formula="of:=[.E2]-[.D2]"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table:formula="of:=[.E3]-[.D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table:formula="of:=[.E4]-[.D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formula="of:=[.E5]-[.D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[.E6]-[.D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" calcext:value-type="float">
            <text:p>209</text:p>
          </table:table-cell>
          <table:table-cell table:formula="of:=[.E7]-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table:formula="of:=[.E8]-[.D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table:formula="of:=[.E9]-[.D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213" calcext:value-type="float">
            <text:p>213</text:p>
          </table:table-cell>
          <table:table-cell table:formula="of:=[.E10]-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4" calcext:value-type="float">
            <text:p>214</text:p>
          </table:table-cell>
          <table:table-cell table:formula="of:=[.E11]-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table:formula="of:=[.E12]-[.D12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table:formula="of:=[.E13]-[.D1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" calcext:value-type="float">
            <text:p>4.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230" calcext:value-type="float">
            <text:p>230</text:p>
          </table:table-cell>
          <table:table-cell table:formula="of:=[.E14]-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formula="of:=[.E15]-[.D15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" calcext:value-type="float">
            <text:p>4.4</text:p>
          </table:table-cell>
          <table:table-cell office:value-type="float" office:value="-0.2" calcext:value-type="float">
            <text:p>-0.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table:formula="of:=[.E16]-[.D16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formula="of:=[.E17]-[.D17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table:formula="of:=[.E18]-[.D1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-0.3" calcext:value-type="float">
            <text:p>-0.3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formula="of:=[.E19]-[.D1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9" calcext:value-type="float">
            <text:p>209</text:p>
          </table:table-cell>
          <table:table-cell table:formula="of:=[.E20]-[.D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table:formula="of:=[.E21]-[.D21]" office:value-type="float" office:value="-2" calcext:value-type="float">
            <text:p>-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8:35:33.905882869</meta:creation-date>
    <dc:date>2025-05-08T16:24:24.682058488</dc:date>
    <meta:editing-duration>PT3M50S</meta:editing-duration>
    <meta:editing-cycles>2</meta:editing-cycles>
    <meta:generator>LibreOffice/7.3.7.2$Linux_X86_64 LibreOffice_project/30$Build-2</meta:generator>
    <meta:document-statistic meta:table-count="1" meta:cell-count="127" meta:object-count="0"/>
  </office:meta>
</office:document-meta>
</file>